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0.471cm"/>
      <style:paragraph-properties style:writing-mode="lr-tb"/>
    </style:style>
    <style:style style:name="gr2" style:family="graphic" style:parent-style-name="objectwithoutfill">
      <style:graphic-properties draw:marker-end="Стили_20_стрелок_20_1" draw:marker-end-width="0.3cm" draw:fill="none" draw:textarea-vertical-align="middle"/>
      <style:paragraph-properties style:writing-mode="lr-tb"/>
    </style:style>
    <style:style style:name="gr3" style:family="graphic" style:parent-style-name="standard">
      <style:graphic-properties draw:textarea-horizontal-align="justify" draw:textarea-vertical-align="middle" draw:auto-grow-height="false" fo:min-height="1.696cm" fo:min-width="3.583cm" fo:wrap-option="no-wrap"/>
      <style:paragraph-properties style:writing-mode="lr-tb"/>
    </style:style>
    <style:style style:name="gr4" style:family="graphic" style:parent-style-name="objectwithoutfill">
      <style:graphic-properties draw:marker-end="Стили_20_стрелок_20_3" draw:marker-end-width="0.3cm" draw:fill="none" draw:textarea-vertical-align="middle"/>
    </style:style>
    <style:style style:name="gr5" style:family="graphic" style:parent-style-name="standard">
      <style:graphic-properties draw:stroke="none" svg:stroke-color="#000000" draw:fill="none" draw:fill-color="#ffffff" fo:min-height="0.387cm"/>
      <style:paragraph-properties style:writing-mode="lr-tb"/>
    </style:style>
    <style:style style:name="gr6" style:family="graphic" style:parent-style-name="standard">
      <style:graphic-properties draw:fill-color="#8e86ae" draw:textarea-horizontal-align="justify" draw:textarea-vertical-align="middle" draw:auto-grow-height="false" fo:min-height="2.75cm" fo:min-width="1.225cm"/>
    </style:style>
    <style:style style:name="gr7" style:family="graphic" style:parent-style-name="standard">
      <style:graphic-properties draw:stroke="dash" draw:stroke-dash="Double_20_Dot" svg:stroke-width="0cm" svg:stroke-color="#c9211e" draw:fill-color="#ff3838" draw:opacity="100%" draw:textarea-horizontal-align="justify" draw:textarea-vertical-align="middle" draw:auto-grow-height="false" fo:min-height="0cm" fo:min-width="0cm"/>
    </style:style>
    <style:style style:name="gr8" style:family="graphic" style:parent-style-name="objectwithoutfill">
      <style:graphic-properties svg:stroke-width="0.159cm" svg:stroke-color="#666666" draw:marker-start-width="0.438cm" draw:marker-end-width="0.438cm" draw:fill="none" draw:textarea-vertical-align="middle" fo:padding-top="0.204cm" fo:padding-bottom="0.204cm" fo:padding-left="0.329cm" fo:padding-right="0.329cm"/>
    </style:style>
    <style:style style:name="gr9" style:family="graphic" style:parent-style-name="standard">
      <style:graphic-properties draw:fill-color="#8e86ae" draw:textarea-horizontal-align="justify" draw:textarea-vertical-align="middle" draw:auto-grow-height="false" fo:min-height="2.885cm" fo:min-width="1.297cm"/>
    </style:style>
    <style:style style:name="gr10" style:family="graphic" style:parent-style-name="standard">
      <style:graphic-properties draw:fill-color="#8e86ae" draw:textarea-horizontal-align="justify" draw:textarea-vertical-align="middle" draw:auto-grow-height="false" fo:min-height="2.834cm" fo:min-width="1.277cm"/>
    </style:style>
    <style:style style:name="gr11" style:family="graphic" style:parent-style-name="standard">
      <style:graphic-properties draw:fill-color="#8e86ae" draw:textarea-horizontal-align="justify" draw:textarea-vertical-align="middle" draw:auto-grow-height="false" fo:min-height="2.834cm" fo:min-width="1.279cm"/>
    </style:style>
    <style:style style:name="gr12" style:family="graphic" style:parent-style-name="standard">
      <style:graphic-properties svg:stroke-width="0.053cm" draw:marker-start-width="0.279cm" draw:marker-end-width="0.279cm" draw:fill="none" draw:textarea-horizontal-align="justify" draw:textarea-vertical-align="middle" draw:auto-grow-height="false" fo:min-height="1.392cm" fo:min-width="6.624cm" fo:padding-top="0.151cm" fo:padding-bottom="0.151cm" fo:padding-left="0.276cm" fo:padding-right="0.276cm" fo:wrap-option="no-wrap"/>
      <style:paragraph-properties style:writing-mode="lr-tb"/>
    </style:style>
    <style:style style:name="gr13" style:family="graphic" style:parent-style-name="objectwithoutfill">
      <style:graphic-properties draw:marker-start="Стили_20_стрелок_20_4" draw:marker-start-width="0.3cm" draw:marker-end="Стили_20_стрелок_20_5" draw:marker-end-width="0.3cm" draw:fill="none" draw:textarea-vertical-align="middle"/>
    </style:style>
    <style:style style:name="gr14" style:family="graphic" style:parent-style-name="objectwithoutfill">
      <style:graphic-properties draw:marker-start="Стили_20_стрелок_20_6" draw:marker-start-width="0.3cm" draw:marker-end="Стили_20_стрелок_20_7" draw:marker-end-width="0.3cm" draw:fill="none" draw:textarea-vertical-align="middle"/>
    </style:style>
    <style:style style:name="gr15" style:family="graphic" style:parent-style-name="standard">
      <style:graphic-properties svg:stroke-width="0.053cm" svg:stroke-color="#2a6099" draw:marker-start-width="0.279cm" draw:marker-end-width="0.279cm" draw:fill="none" draw:textarea-horizontal-align="justify" draw:textarea-vertical-align="middle" draw:auto-grow-height="false" fo:min-height="1.602cm" fo:min-width="6.624cm" fo:padding-top="0.151cm" fo:padding-bottom="0.151cm" fo:padding-left="0.276cm" fo:padding-right="0.276cm" fo:wrap-option="no-wrap"/>
      <style:paragraph-properties style:writing-mode="lr-tb"/>
    </style:style>
    <style:style style:name="gr16" style:family="graphic" style:parent-style-name="standard">
      <style:graphic-properties svg:stroke-width="0.035cm" draw:marker-start-width="0.252cm" draw:marker-end-width="0.252cm" draw:fill="none" draw:textarea-horizontal-align="justify" draw:textarea-vertical-align="middle" draw:auto-grow-height="false" fo:min-height="1.25cm" fo:min-width="6.999cm" fo:padding-top="0.142cm" fo:padding-bottom="0.142cm" fo:padding-left="0.267cm" fo:padding-right="0.267cm" fo:wrap-option="no-wrap"/>
    </style:style>
    <style:style style:name="gr17" style:family="graphic" style:parent-style-name="standard">
      <style:graphic-properties draw:stroke="none" svg:stroke-color="#000000" draw:fill="none" draw:fill-color="#ffffff" fo:min-height="0.988cm"/>
      <style:paragraph-properties style:writing-mode="lr-tb"/>
    </style:style>
    <style:style style:name="gr18" style:family="graphic" style:parent-style-name="standard">
      <style:graphic-properties svg:stroke-width="0.035cm" draw:marker-start-width="0.252cm" draw:marker-end-width="0.252cm" draw:fill="none" draw:opacity="100%" draw:textarea-horizontal-align="justify" draw:textarea-vertical-align="middle" draw:auto-grow-height="false" fo:min-height="1.25cm" fo:min-width="7.25cm" fo:padding-top="0.142cm" fo:padding-bottom="0.142cm" fo:padding-left="0.267cm" fo:padding-right="0.267cm" fo:wrap-option="no-wrap"/>
      <style:paragraph-properties style:writing-mode="lr-tb"/>
    </style:style>
    <style:style style:name="gr19" style:family="graphic" style:parent-style-name="standard">
      <style:graphic-properties draw:fill="none" draw:textarea-horizontal-align="justify" draw:textarea-vertical-align="middle" draw:auto-grow-height="false" fo:min-height="4.25cm" fo:min-width="7.25cm" fo:wrap-option="no-wrap"/>
      <style:paragraph-properties style:writing-mode="lr-tb"/>
    </style:style>
    <style:style style:name="gr20" style:family="graphic" style:parent-style-name="objectwithoutfill">
      <style:graphic-properties draw:marker-end="Стили_20_стрелок_20_8" draw:marker-end-width="0.3cm" draw:fill="none" draw:textarea-vertical-align="middle"/>
    </style:style>
    <style:style style:name="gr21" style:family="graphic" style:parent-style-name="objectwithoutfill">
      <style:graphic-properties draw:marker-end="Стили_20_стрелок_20_9" draw:marker-end-width="0.3cm" draw:fill="none" draw:textarea-vertical-align="middle"/>
    </style:style>
    <style:style style:name="gr22" style:family="graphic" style:parent-style-name="standard">
      <style:graphic-properties draw:stroke="solid" svg:stroke-width="0.106cm" svg:stroke-color="#000000" draw:marker-start-width="0.358cm" draw:marker-end-width="0.358cm" draw:textarea-horizontal-align="justify" draw:textarea-vertical-align="middle" draw:auto-grow-height="false" fo:min-height="0.231cm" fo:min-width="0.97cm" fo:padding-top="0.177cm" fo:padding-bottom="0.177cm" fo:padding-left="0.302cm" fo:padding-right="0.302cm"/>
    </style:style>
    <style:style style:name="gr23" style:family="graphic" style:parent-style-name="standard">
      <style:graphic-properties svg:stroke-width="0.106cm" svg:stroke-color="#000000" draw:marker-start-width="0.359cm" draw:marker-end-width="0.359cm" draw:fill-color="#666666" draw:textarea-horizontal-align="justify" draw:textarea-vertical-align="middle" draw:auto-grow-height="false" fo:min-height="0cm" fo:min-width="1.094cm" fo:padding-top="0.178cm" fo:padding-bottom="0.178cm" fo:padding-left="0.303cm" fo:padding-right="0.303cm"/>
    </style:style>
    <style:style style:name="gr24" style:family="graphic" style:parent-style-name="standard">
      <style:graphic-properties draw:stroke="none" svg:stroke-color="#000000" draw:fill="none" draw:fill-color="#ffffff" fo:min-height="1.423cm"/>
      <style:paragraph-properties style:writing-mode="lr-tb"/>
    </style:style>
    <style:style style:name="gr25" style:family="graphic" style:parent-style-name="objectwithoutfill">
      <style:graphic-properties svg:stroke-width="0.053cm" svg:stroke-color="#158466" draw:marker-start-width="0.279cm" draw:marker-end="Стили_20_стрелок_20_10" draw:marker-end-width="0.379cm" draw:fill="none" draw:textarea-vertical-align="middle" fo:padding-top="0.151cm" fo:padding-bottom="0.151cm" fo:padding-left="0.276cm" fo:padding-right="0.276cm"/>
    </style:style>
    <style:style style:name="gr26" style:family="graphic" style:parent-style-name="objectwithoutfill">
      <style:graphic-properties svg:stroke-width="0.053cm" svg:stroke-color="#158466" draw:marker-start-width="0.279cm" draw:marker-end="Стили_20_стрелок_20_11" draw:marker-end-width="0.379cm" draw:fill="none" draw:textarea-vertical-align="middle" fo:padding-top="0.151cm" fo:padding-bottom="0.151cm" fo:padding-left="0.276cm" fo:padding-right="0.276cm"/>
    </style:style>
    <style:style style:name="gr27" style:family="graphic" style:parent-style-name="objectwithoutfill">
      <style:graphic-properties draw:stroke="dash" draw:stroke-dash="Dash" svg:stroke-width="0.035cm" svg:stroke-color="#ff972f" draw:marker-start-width="0.252cm" draw:marker-end="Стили_20_стрелок_20_12" draw:marker-end-width="0.352cm" draw:fill="none" draw:textarea-vertical-align="middle" fo:padding-top="0.142cm" fo:padding-bottom="0.142cm" fo:padding-left="0.267cm" fo:padding-right="0.267cm"/>
    </style:style>
    <style:style style:name="gr28" style:family="graphic" style:parent-style-name="objectwithoutfill">
      <style:graphic-properties draw:stroke="dash" draw:stroke-dash="Dash" svg:stroke-width="0.035cm" svg:stroke-color="#ff972f" draw:marker-start-width="0.252cm" draw:marker-end="Стили_20_стрелок_20_13" draw:marker-end-width="0.352cm" draw:fill="none" draw:textarea-vertical-align="middle" fo:padding-top="0.142cm" fo:padding-bottom="0.142cm" fo:padding-left="0.267cm" fo:padding-right="0.267cm"/>
    </style:style>
    <style:style style:name="gr29" style:family="graphic" style:parent-style-name="objectwithoutfill">
      <style:graphic-properties draw:stroke="dash" draw:stroke-dash="Dash" svg:stroke-width="0.035cm" svg:stroke-color="#ff972f" draw:marker-start-width="0.252cm" draw:marker-end="Стили_20_стрелок_20_14" draw:marker-end-width="0.352cm" draw:fill="none" draw:textarea-vertical-align="middle" fo:padding-top="0.142cm" fo:padding-bottom="0.142cm" fo:padding-left="0.267cm" fo:padding-right="0.267cm"/>
    </style:style>
    <style:style style:name="gr30" style:family="graphic" style:parent-style-name="objectwithoutfill">
      <style:graphic-properties draw:stroke="dash" draw:stroke-dash="Dash" svg:stroke-width="0.035cm" svg:stroke-color="#ff972f" draw:marker-start-width="0.252cm" draw:marker-end="Стили_20_стрелок_20_15" draw:marker-end-width="0.352cm" draw:fill="none" draw:textarea-vertical-align="middle" fo:padding-top="0.142cm" fo:padding-bottom="0.142cm" fo:padding-left="0.267cm" fo:padding-right="0.267cm"/>
    </style:style>
    <style:style style:name="gr31" style:family="graphic" style:parent-style-name="objectwithoutfill">
      <style:graphic-properties draw:stroke="dash" draw:stroke-dash="Dash" svg:stroke-width="0.035cm" svg:stroke-color="#ff972f" draw:marker-start-width="0.252cm" draw:marker-end="Стили_20_стрелок_20_16" draw:marker-end-width="0.352cm" draw:fill="none" draw:textarea-vertical-align="middle" fo:padding-top="0.142cm" fo:padding-bottom="0.142cm" fo:padding-left="0.267cm" fo:padding-right="0.267cm"/>
    </style:style>
    <style:style style:name="gr32" style:family="graphic" style:parent-style-name="objectwithoutfill">
      <style:graphic-properties draw:stroke="dash" draw:stroke-dash="Dash" svg:stroke-width="0.035cm" svg:stroke-color="#ff972f" draw:marker-start-width="0.252cm" draw:marker-end="Стили_20_стрелок_20_17" draw:marker-end-width="0.352cm" draw:fill="none" draw:textarea-vertical-align="middle" fo:padding-top="0.142cm" fo:padding-bottom="0.142cm" fo:padding-left="0.267cm" fo:padding-right="0.267cm"/>
    </style:style>
    <style:style style:name="gr33" style:family="graphic" style:parent-style-name="objectwithoutfill">
      <style:graphic-properties svg:stroke-width="0.053cm" svg:stroke-color="#158466" draw:marker-start-width="0.279cm" draw:marker-end="Стили_20_стрелок_20_18" draw:marker-end-width="0.379cm" draw:fill="none" draw:textarea-vertical-align="middle" fo:padding-top="0.151cm" fo:padding-bottom="0.151cm" fo:padding-left="0.276cm" fo:padding-right="0.276cm"/>
    </style:style>
    <style:style style:name="gr34" style:family="graphic" style:parent-style-name="standard">
      <style:graphic-properties draw:textarea-horizontal-align="justify" draw:textarea-vertical-align="middle" draw:auto-grow-height="false" fo:min-height="1.518cm" fo:min-width="5.688cm"/>
      <style:paragraph-properties style:writing-mode="lr-tb"/>
    </style:style>
    <style:style style:name="gr35" style:family="graphic" style:parent-style-name="objectwithoutfill">
      <style:graphic-properties draw:stroke="dash" draw:stroke-dash="Long_20_Dash" svg:stroke-width="0.106cm" svg:stroke-color="#55308d" draw:marker-start="Стили_20_стрелок_20_20" draw:marker-start-width="0.459cm" draw:marker-end="Стили_20_стрелок_20_21" draw:marker-end-width="0.459cm" draw:fill="none" draw:textarea-vertical-align="middle" fo:padding-top="0.178cm" fo:padding-bottom="0.178cm" fo:padding-left="0.303cm" fo:padding-right="0.303cm"/>
    </style:style>
    <style:style style:name="gr36" style:family="graphic" style:parent-style-name="standard">
      <style:graphic-properties draw:stroke="none" svg:stroke-color="#000000" draw:fill="none" draw:fill-color="#ffffff" fo:min-height="0.884cm"/>
      <style:paragraph-properties style:writing-mode="lr-tb"/>
    </style:style>
    <style:style style:name="gr37" style:family="graphic" style:parent-style-name="standard">
      <style:graphic-properties svg:stroke-width="0.053cm" svg:stroke-color="#666666" draw:marker-start-width="0.279cm" draw:marker-end-width="0.279cm" draw:fill="none" draw:textarea-horizontal-align="justify" draw:textarea-vertical-align="middle" draw:auto-grow-height="false" fo:min-height="4.25cm" fo:min-width="17.5cm" fo:padding-top="0.151cm" fo:padding-bottom="0.151cm" fo:padding-left="0.276cm" fo:padding-right="0.276cm"/>
    </style:style>
    <style:style style:name="gr38" style:family="graphic" style:parent-style-name="standard">
      <style:graphic-properties draw:stroke="none" svg:stroke-color="#000000" draw:fill="none" draw:fill-color="#ffffff" fo:min-height="0.75cm"/>
      <style:paragraph-properties style:writing-mode="lr-tb"/>
    </style:style>
    <style:style style:name="gr39" style:family="graphic" style:parent-style-name="standard">
      <style:graphic-properties draw:stroke="none" svg:stroke-color="#000000" draw:fill="none" draw:fill-color="#ffffff" fo:min-height="0.712cm"/>
      <style:paragraph-properties style:writing-mode="lr-tb"/>
    </style:style>
    <style:style style:name="P1" style:family="paragraph">
      <loext:graphic-properties draw:fill="none" draw:fill-color="#ffffff"/>
      <style:paragraph-properties style:writing-mode="lr-tb"/>
      <style:text-properties fo:font-size="11pt" fo:font-style="normal" fo:font-weight="bold" style:font-size-asian="11pt" style:font-size-complex="11pt"/>
    </style:style>
    <style:style style:name="P2" style:family="paragraph">
      <style:paragraph-properties fo:margin-left="0.2cm" fo:margin-right="0.2cm" fo:text-align="center" fo:text-indent="0cm"/>
    </style:style>
    <style:style style:name="P3" style:family="paragraph">
      <loext:graphic-properties draw:fill="none"/>
      <style:paragraph-properties fo:text-align="center" style:writing-mode="lr-tb"/>
      <style:text-properties fo:font-size="8pt" style:font-size-asian="8pt" style:font-size-complex="8pt"/>
    </style:style>
    <style:style style:name="P4" style:family="paragraph">
      <style:paragraph-properties fo:text-align="center" style:writing-mode="lr-tb"/>
      <style:text-properties fo:font-style="italic" fo:font-weight="bold" style:font-style-asian="italic" style:font-weight-asian="bold" style:font-style-complex="italic" style:font-weight-complex="bold"/>
    </style:style>
    <style:style style:name="P5" style:family="paragraph">
      <loext:graphic-properties draw:fill="none"/>
      <style:paragraph-properties fo:text-align="center"/>
    </style:style>
    <style:style style:name="P6" style:family="paragraph">
      <loext:graphic-properties draw:fill="none" draw:fill-color="#ffffff"/>
      <style:paragraph-properties style:writing-mode="lr-tb"/>
      <style:text-properties fo:font-size="9pt" fo:font-weight="bold" style:font-size-asian="9pt" style:font-weight-asian="bold" style:font-size-complex="9pt" style:font-weight-complex="bold"/>
    </style:style>
    <style:style style:name="P7" style:family="paragraph">
      <loext:graphic-properties draw:fill-color="#8e86ae"/>
      <style:paragraph-properties fo:text-align="center"/>
    </style:style>
    <style:style style:name="P8" style:family="paragraph">
      <loext:graphic-properties draw:fill-color="#ff3838" draw:opacity="100%"/>
      <style:paragraph-properties fo:text-align="center"/>
    </style:style>
    <style:style style:name="P9" style:family="paragraph">
      <style:paragraph-properties fo:margin-left="0cm" fo:margin-right="0cm" fo:margin-top="0cm" fo:margin-bottom="0cm" fo:line-height="100%" fo:text-align="center" fo:text-indent="0cm" style:writing-mode="lr-tb"/>
    </style:style>
    <style:style style:name="P10" style:family="paragraph">
      <loext:graphic-properties draw:fill="none"/>
      <style:paragraph-properties fo:text-align="center" style:writing-mode="lr-tb"/>
    </style:style>
    <style:style style:name="P11" style:family="paragraph">
      <loext:graphic-properties draw:fill="none" draw:fill-color="#ffffff"/>
      <style:paragraph-properties style:writing-mode="lr-tb"/>
      <style:text-properties fo:font-size="14pt" style:font-size-asian="14pt" style:font-size-complex="14pt"/>
    </style:style>
    <style:style style:name="P12" style:family="paragraph">
      <style:paragraph-properties fo:text-align="center" style:writing-mode="lr-tb"/>
    </style:style>
    <style:style style:name="P13" style:family="paragraph">
      <loext:graphic-properties draw:fill="none" draw:opacity="100%"/>
      <style:paragraph-properties fo:text-align="center" style:writing-mode="lr-tb"/>
    </style:style>
    <style:style style:name="P14" style:family="paragraph">
      <style:paragraph-properties fo:text-align="start" style:writing-mode="lr-tb"/>
    </style:style>
    <style:style style:name="P15" style:family="paragraph">
      <loext:graphic-properties draw:fill="none"/>
      <style:paragraph-properties fo:text-align="start" style:writing-mode="lr-tb"/>
    </style:style>
    <style:style style:name="P16" style:family="paragraph">
      <style:paragraph-properties fo:text-align="center"/>
    </style:style>
    <style:style style:name="P17" style:family="paragraph">
      <loext:graphic-properties draw:fill-color="#666666"/>
      <style:paragraph-properties fo:text-align="center"/>
    </style:style>
    <style:style style:name="P18" style:family="paragraph">
      <loext:graphic-properties draw:fill="none" draw:fill-color="#ffffff"/>
      <style:paragraph-properties style:writing-mode="lr-tb"/>
    </style:style>
    <style:style style:name="P19" style:family="paragraph">
      <style:paragraph-properties fo:text-align="center" style:writing-mode="lr-tb"/>
      <style:text-properties fo:font-weight="bold" style:font-weight-asian="bold" style:font-weight-complex="bold"/>
    </style:style>
    <style:style style:name="T1" style:family="text">
      <style:text-properties fo:font-size="11pt" fo:font-style="normal" fo:font-weight="bold" style:font-size-asian="11pt" style:font-size-complex="11pt"/>
    </style:style>
    <style:style style:name="T2" style:family="text">
      <style:text-properties fo:font-size="8pt" style:font-size-asian="8pt" style:font-size-complex="8pt"/>
    </style:style>
    <style:style style:name="T3" style:family="text">
      <style:text-properties fo:font-size="9pt" fo:font-weight="bold" style:font-size-asian="9pt" style:font-weight-asian="bold" style:font-size-complex="9pt"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ize="11pt" fo:font-weight="bold" style:font-size-asian="11pt" style:font-weight-asian="bold" style:font-size-complex="11pt" style:font-weight-complex="bold"/>
    </style:style>
    <style:style style:name="T6"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7" style:family="text">
      <style:text-properties fo:font-size="14pt" style:font-size-asian="14pt" style:font-size-complex="14pt"/>
    </style:style>
    <style:style style:name="T8"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frame draw:style-name="gr1" draw:text-style-name="P1" draw:layer="layout" svg:width="5.25cm" svg:height="0.721cm" svg:x="12.225cm" svg:y="1.113cm">
          <draw:text-box>
            <text:p><text:span text:style-name="T1">Сайт на CMS WordPress</text:span></text:p>
          </draw:text-box>
        </draw:frame>
        <draw:line draw:style-name="gr2" draw:text-style-name="P3" draw:layer="layout" svg:x1="15.7cm" svg:y1="3.85cm" svg:x2="19.7cm" svg:y2="3.85cm">
          <text:p text:style-name="P2"><text:span text:style-name="T2"/></text:p>
          <text:p text:style-name="P2"><text:span text:style-name="T2"/></text:p>
          <text:p text:style-name="P2"><text:span text:style-name="T3">IP: 192.168.56.10</text:span></text:p>
        </draw:line>
        <draw:custom-shape draw:style-name="gr3" draw:text-style-name="P4" draw:layer="layout" svg:width="6.25cm" svg:height="3cm" svg:x="19.5cm" svg:y="2.1cm">
          <text:p text:style-name="P4"><text:span text:style-name="T4">WWW</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4" draw:text-style-name="P5" draw:layer="layout" svg:x1="13.988cm" svg:y1="4.6cm" svg:x2="11.756cm" svg:y2="7.466cm" draw:start-shape="id1" draw:end-shape="id2" draw:end-glue-point="5" svg:d="M13988 4600h-2232v2866" svg:viewBox="0 0 2233 2867">
          <text:p/>
        </draw:connector>
        <draw:frame draw:style-name="gr5" draw:text-style-name="P6" draw:layer="layout" svg:width="2.5cm" svg:height="0.637cm" svg:x="11.75cm" svg:y="3.85cm">
          <draw:text-box>
            <text:p><text:span text:style-name="T3">IP: 10.0.0.10</text:span></text:p>
          </draw:text-box>
        </draw:frame>
        <draw:g xml:id="id9" draw:id="id9">
          <draw:custom-shape draw:style-name="gr6" draw:text-style-name="P7" xml:id="id1" draw:id="id1" draw:layer="layout" svg:width="1.725cm" svg:height="3cm" svg:x="13.988cm" svg:y="3.1cm">
            <text:p/>
            <draw:enhanced-geometry svg:viewBox="0 0 21600 21600" draw:type="rectangle" draw:enhanced-path="M 0 0 L 21600 0 21600 21600 0 21600 0 0 Z N"/>
          </draw:custom-shape>
          <draw:custom-shape draw:style-name="gr7" draw:text-style-name="P8" draw:layer="layout" svg:width="0.3cm" svg:height="0.3cm" svg:x="15.25cm" svg:y="3.35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8" draw:text-style-name="P5" draw:layer="layout" svg:x1="15.75cm" svg:y1="4.35cm" svg:x2="15.25cm" svg:y2="4.35cm">
            <text:p/>
          </draw:line>
          <draw:line draw:style-name="gr8" draw:text-style-name="P5" draw:layer="layout" svg:x1="15.75cm" svg:y1="4.6cm" svg:x2="15.25cm" svg:y2="4.6cm">
            <text:p/>
          </draw:line>
          <draw:line draw:style-name="gr8" draw:text-style-name="P5" draw:layer="layout" svg:x1="15.75cm" svg:y1="4.85cm" svg:x2="15.25cm" svg:y2="4.85cm">
            <text:p/>
          </draw:line>
        </draw:g>
        <draw:g xml:id="id3" draw:id="id3">
          <draw:custom-shape draw:style-name="gr9" draw:text-style-name="P7" draw:layer="layout" svg:width="1.797cm" svg:height="3.135cm" svg:x="2.75cm" svg:y="11.365cm">
            <text:p/>
            <draw:enhanced-geometry svg:viewBox="0 0 21600 21600" draw:type="rectangle" draw:enhanced-path="M 0 0 L 21600 0 21600 21600 0 21600 0 0 Z N"/>
          </draw:custom-shape>
          <draw:custom-shape draw:style-name="gr7" draw:text-style-name="P8" draw:layer="layout" svg:width="0.315cm" svg:height="0.312cm" svg:x="4.063cm" svg:y="11.627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8" draw:text-style-name="P5" draw:layer="layout" svg:x1="4.585cm" svg:y1="12.672cm" svg:x2="4.064cm" svg:y2="12.672cm">
            <text:p/>
          </draw:line>
          <draw:line draw:style-name="gr8" draw:text-style-name="P5" draw:layer="layout" svg:x1="4.585cm" svg:y1="12.933cm" svg:x2="4.064cm" svg:y2="12.933cm">
            <text:p/>
          </draw:line>
          <draw:line draw:style-name="gr8" draw:text-style-name="P5" draw:layer="layout" svg:x1="4.585cm" svg:y1="13.194cm" svg:x2="4.064cm" svg:y2="13.194cm">
            <text:p/>
          </draw:line>
        </draw:g>
        <draw:g xml:id="id4" draw:id="id4">
          <draw:custom-shape draw:style-name="gr9" draw:text-style-name="P7" draw:layer="layout" svg:width="1.797cm" svg:height="3.135cm" svg:x="5.614cm" svg:y="11.365cm">
            <text:p/>
            <draw:enhanced-geometry svg:viewBox="0 0 21600 21600" draw:type="rectangle" draw:enhanced-path="M 0 0 L 21600 0 21600 21600 0 21600 0 0 Z N"/>
          </draw:custom-shape>
          <draw:custom-shape draw:style-name="gr7" draw:text-style-name="P8" draw:layer="layout" svg:width="0.312cm" svg:height="0.312cm" svg:x="6.93cm" svg:y="11.627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8" draw:text-style-name="P5" draw:layer="layout" svg:x1="7.45cm" svg:y1="12.672cm" svg:x2="6.929cm" svg:y2="12.672cm">
            <text:p/>
          </draw:line>
          <draw:line draw:style-name="gr8" draw:text-style-name="P5" draw:layer="layout" svg:x1="7.45cm" svg:y1="12.933cm" svg:x2="6.929cm" svg:y2="12.933cm">
            <text:p/>
          </draw:line>
          <draw:line draw:style-name="gr8" draw:text-style-name="P5" draw:layer="layout" svg:x1="7.45cm" svg:y1="13.194cm" svg:x2="6.929cm" svg:y2="13.194cm">
            <text:p/>
          </draw:line>
        </draw:g>
        <draw:g xml:id="id5" draw:id="id5">
          <draw:custom-shape draw:style-name="gr10" draw:text-style-name="P7" draw:layer="layout" svg:width="1.777cm" svg:height="3.084cm" svg:x="22.694cm" svg:y="11.716cm">
            <text:p/>
            <draw:enhanced-geometry svg:viewBox="0 0 21600 21600" draw:type="rectangle" draw:enhanced-path="M 0 0 L 21600 0 21600 21600 0 21600 0 0 Z N"/>
          </draw:custom-shape>
          <draw:custom-shape draw:style-name="gr7" draw:text-style-name="P8" draw:layer="layout" svg:width="0.31cm" svg:height="0.311cm" svg:x="23.994cm" svg:y="11.972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8" draw:text-style-name="P5" draw:layer="layout" svg:x1="24.509cm" svg:y1="13.001cm" svg:x2="23.994cm" svg:y2="13.001cm">
            <text:p/>
          </draw:line>
          <draw:line draw:style-name="gr8" draw:text-style-name="P5" draw:layer="layout" svg:x1="24.509cm" svg:y1="13.258cm" svg:x2="23.994cm" svg:y2="13.258cm">
            <text:p/>
          </draw:line>
          <draw:line draw:style-name="gr8" draw:text-style-name="P5" draw:layer="layout" svg:x1="24.509cm" svg:y1="13.515cm" svg:x2="23.994cm" svg:y2="13.515cm">
            <text:p/>
          </draw:line>
        </draw:g>
        <draw:g xml:id="id6" draw:id="id6">
          <draw:custom-shape draw:style-name="gr11" draw:text-style-name="P7" draw:layer="layout" svg:width="1.779cm" svg:height="3.084cm" svg:x="25.36cm" svg:y="11.716cm">
            <text:p/>
            <draw:enhanced-geometry svg:viewBox="0 0 21600 21600" draw:type="rectangle" draw:enhanced-path="M 0 0 L 21600 0 21600 21600 0 21600 0 0 Z N"/>
          </draw:custom-shape>
          <draw:custom-shape draw:style-name="gr7" draw:text-style-name="P8" draw:layer="layout" svg:width="0.308cm" svg:height="0.311cm" svg:x="26.662cm" svg:y="11.972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8" draw:text-style-name="P5" draw:layer="layout" svg:x1="27.177cm" svg:y1="13.001cm" svg:x2="26.662cm" svg:y2="13.001cm">
            <text:p/>
          </draw:line>
          <draw:line draw:style-name="gr8" draw:text-style-name="P5" draw:layer="layout" svg:x1="27.177cm" svg:y1="13.258cm" svg:x2="26.662cm" svg:y2="13.258cm">
            <text:p/>
          </draw:line>
          <draw:line draw:style-name="gr8" draw:text-style-name="P5" draw:layer="layout" svg:x1="27.177cm" svg:y1="13.515cm" svg:x2="26.662cm" svg:y2="13.515cm">
            <text:p/>
          </draw:line>
        </draw:g>
        <draw:g xml:id="id8" draw:id="id8">
          <draw:custom-shape draw:style-name="gr6" draw:text-style-name="P7" draw:layer="layout" svg:width="1.725cm" svg:height="3cm" svg:x="12.5cm" svg:y="16.25cm">
            <text:p/>
            <draw:enhanced-geometry svg:viewBox="0 0 21600 21600" draw:type="rectangle" draw:enhanced-path="M 0 0 L 21600 0 21600 21600 0 21600 0 0 Z N"/>
          </draw:custom-shape>
          <draw:custom-shape draw:style-name="gr7" draw:text-style-name="P8" draw:layer="layout" svg:width="0.3cm" svg:height="0.3cm" svg:x="13.762cm" svg:y="16.5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8" draw:text-style-name="P5" draw:layer="layout" svg:x1="14.262cm" svg:y1="17.5cm" svg:x2="13.762cm" svg:y2="17.5cm">
            <text:p/>
          </draw:line>
          <draw:line draw:style-name="gr8" draw:text-style-name="P5" draw:layer="layout" svg:x1="14.262cm" svg:y1="17.75cm" svg:x2="13.762cm" svg:y2="17.75cm">
            <text:p/>
          </draw:line>
          <draw:line draw:style-name="gr8" draw:text-style-name="P5" draw:layer="layout" svg:x1="14.262cm" svg:y1="18cm" svg:x2="13.762cm" svg:y2="18cm">
            <text:p/>
          </draw:line>
        </draw:g>
        <draw:g xml:id="id7" draw:id="id7">
          <draw:custom-shape draw:style-name="gr6" draw:text-style-name="P7" draw:layer="layout" svg:width="1.725cm" svg:height="3cm" svg:x="15.25cm" svg:y="16.25cm">
            <text:p/>
            <draw:enhanced-geometry svg:viewBox="0 0 21600 21600" draw:type="rectangle" draw:enhanced-path="M 0 0 L 21600 0 21600 21600 0 21600 0 0 Z N"/>
          </draw:custom-shape>
          <draw:custom-shape draw:style-name="gr7" draw:text-style-name="P8" draw:layer="layout" svg:width="0.3cm" svg:height="0.3cm" svg:x="16.512cm" svg:y="16.5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8" draw:text-style-name="P5" draw:layer="layout" svg:x1="17.012cm" svg:y1="17.5cm" svg:x2="16.512cm" svg:y2="17.5cm">
            <text:p/>
          </draw:line>
          <draw:line draw:style-name="gr8" draw:text-style-name="P5" draw:layer="layout" svg:x1="17.012cm" svg:y1="17.75cm" svg:x2="16.512cm" svg:y2="17.75cm">
            <text:p/>
          </draw:line>
          <draw:line draw:style-name="gr8" draw:text-style-name="P5" draw:layer="layout" svg:x1="17.012cm" svg:y1="18cm" svg:x2="16.512cm" svg:y2="18cm">
            <text:p/>
          </draw:line>
        </draw:g>
        <draw:custom-shape draw:style-name="gr12" draw:text-style-name="P10" draw:layer="layout" svg:width="7.75cm" svg:height="1.828cm" svg:x="2.25cm" svg:y="7.5cm">
          <text:p text:style-name="P9">MySQL Percona<text:line-break/>server<text:line-break/><text:span text:style-name="T5">IP: 10.0.0.20, 10.0.0.21</text:span></text:p>
          <draw:enhanced-geometry svg:viewBox="0 0 21600 21600" draw:text-areas="800 800 20800 20800" draw:type="round-rectangular-callout" draw:modifiers="2761.65656044381 43070.092946965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13" draw:text-style-name="P5" draw:layer="layout" draw:type="line" svg:x1="4.585cm" svg:y1="12.932cm" svg:x2="5.614cm" svg:y2="12.932cm" draw:start-shape="id3" draw:end-shape="id4" svg:d="M4585 12932h1029" svg:viewBox="0 0 1030 1">
          <text:p/>
        </draw:connector>
        <draw:connector draw:style-name="gr14" draw:text-style-name="P5" draw:layer="layout" draw:type="line" svg:x1="24.509cm" svg:y1="13.258cm" svg:x2="25.36cm" svg:y2="13.258cm" draw:start-shape="id5" draw:end-shape="id6" svg:d="M24509 13258h851" svg:viewBox="0 0 852 1">
          <text:p/>
        </draw:connector>
        <draw:custom-shape draw:style-name="gr15" draw:text-style-name="P10" xml:id="id10" draw:id="id10" draw:layer="layout" svg:width="7.75cm" svg:height="2.056cm" svg:x="20.5cm" svg:y="7.5cm">
          <text:p text:style-name="P9"><text:span text:style-name="T6">DRBD хранилище, </text:span><text:span text:style-name="T6"><text:line-break/></text:span><text:span text:style-name="T6">NFS сервер</text:span><text:span text:style-name="T6"><text:line-break/></text:span><text:span text:style-name="T5">IP: 10.0.0.30, 10.0.0.31</text:span></text:p>
          <draw:enhanced-geometry svg:viewBox="0 0 21600 21600" draw:mirror-vertical="false" draw:mirror-horizontal="true" draw:text-areas="800 800 20800 20800" draw:type="round-rectangular-callout" draw:modifiers="4957.6054702619 43767.039377734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6" draw:text-style-name="P5" draw:layer="layout" svg:width="7.499cm" svg:height="1.5cm" svg:x="18.501cm" svg:y="16.25cm">
          <text:p/>
          <draw:enhanced-geometry svg:viewBox="0 0 21600 21600" draw:mirror-horizontal="false" draw:type="line-callout-1" draw:modifiers="-4320 17988.0079946702 -720 7972.28514323784"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frame draw:style-name="gr17" draw:text-style-name="P11" draw:layer="layout" svg:width="6.25cm" svg:height="1.238cm" svg:x="19.25cm" svg:y="16.5cm">
          <draw:text-box>
            <text:p><text:span text:style-name="T7">BORG BackupServer</text:span><text:span text:style-name="T7"><text:line-break/></text:span><text:span text:style-name="T5">IP: 10.0.0.50</text:span></text:p>
          </draw:text-box>
        </draw:frame>
        <draw:custom-shape draw:style-name="gr18" draw:text-style-name="P13" draw:layer="layout" svg:width="7.75cm" svg:height="1.5cm" svg:x="2.75cm" svg:y="16cm">
          <text:p text:style-name="P12">Prometheus+Grafana<text:line-break/><text:span text:style-name="T5">IP: 10.0.0.40</text:span></text:p>
          <draw:enhanced-geometry svg:viewBox="0 0 21600 21600" draw:mirror-horizontal="true" draw:type="line-callout-2" draw:modifiers="-4729.09302025545 26507.128580946 -3594.8909818088 11166.9553630913 -693.897561604954 7972.28514323784"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9" draw:text-style-name="P15" draw:layer="layout" svg:width="7.75cm" svg:height="4.5cm" svg:x="2.25cm" svg:y="2cm">
          <text:p text:style-name="P14">Сервисы:<text:line-break/>Apache2+SSL Mod<text:line-break/>PHP-FPM</text:p>
          <text:p text:style-name="P14">NGINX<text:line-break/>apt-cacher-ng</text:p>
          <text:p text:style-name="P14">python3-cerbot</text:p>
          <draw:enhanced-geometry svg:viewBox="0 0 21600 21600" draw:mirror-horizontal="true" draw:type="line-callout-2" draw:modifiers="-11141.3753064121 7193.60142190624 -3600 4000 -691.110824409754 2653.81026438569"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onnector draw:style-name="gr20" draw:text-style-name="P5" draw:layer="layout" draw:type="line" svg:x1="11.756cm" svg:y1="9.234cm" svg:x2="3.667cm" svg:y2="11.365cm" draw:start-shape="id2" draw:start-glue-point="7" draw:end-shape="id3" svg:d="M11756 9234l-8089 2131" svg:viewBox="0 0 8090 2132">
          <text:p/>
        </draw:connector>
        <draw:connector draw:style-name="gr21" draw:text-style-name="P5" draw:layer="layout" draw:type="line" svg:x1="17.944cm" svg:y1="9.234cm" svg:x2="26.268cm" svg:y2="11.716cm" draw:start-shape="id2" draw:start-glue-point="9" draw:end-shape="id6" svg:d="M17944 9234l8324 2482" svg:viewBox="0 0 8325 2483">
          <text:p/>
        </draw:connector>
        <draw:g>
          <draw:custom-shape draw:style-name="gr22" draw:text-style-name="P16" draw:layer="layout" svg:width="2.5cm" svg:height="0.927cm" draw:transform="skewX (-0.385368698840348) translate (10.374cm 10.283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3" draw:text-style-name="P17" draw:layer="layout" svg:width="2.7cm" svg:height="0.54cm" svg:x="10cm" svg:y="11.21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draw:style-name="gr24" draw:text-style-name="P18" draw:layer="layout" svg:width="3.75cm" svg:height="1.673cm" svg:x="9.5cm" svg:y="12cm">
          <draw:text-box>
            <text:p>ПК админа</text:p>
          </draw:text-box>
        </draw:frame>
        <draw:connector draw:style-name="gr25" draw:text-style-name="P5" draw:layer="layout" draw:type="line" svg:x1="22.694cm" svg:y1="13.258cm" svg:x2="16.131cm" svg:y2="16.25cm" draw:start-shape="id5" draw:start-glue-point="3" draw:end-shape="id7" svg:d="M22694 13258l-6563 2992" svg:viewBox="0 0 6564 2993">
          <text:p/>
        </draw:connector>
        <draw:connector draw:style-name="gr26" draw:text-style-name="P5" draw:layer="layout" draw:type="line" svg:x1="7.45cm" svg:y1="12.932cm" svg:x2="16.131cm" svg:y2="16.25cm" draw:start-shape="id4" draw:start-glue-point="1" draw:end-shape="id7" draw:end-glue-point="0" svg:d="M7450 12932l8681 3318" svg:viewBox="0 0 8682 3319">
          <text:p/>
        </draw:connector>
        <draw:connector draw:style-name="gr27" draw:text-style-name="P5" draw:layer="layout" draw:type="line" svg:x1="6.532cm" svg:y1="14.5cm" svg:x2="13.381cm" svg:y2="16.25cm" draw:start-shape="id4" draw:start-glue-point="2" draw:end-shape="id8" draw:end-glue-point="0" svg:d="M6532 14500l6849 1750" svg:viewBox="0 0 6850 1751">
          <text:p/>
        </draw:connector>
        <draw:connector draw:style-name="gr28" draw:text-style-name="P5" draw:layer="layout" draw:type="line" svg:x1="3.667cm" svg:y1="14.5cm" svg:x2="13.381cm" svg:y2="16.25cm" draw:start-shape="id3" draw:start-glue-point="2" draw:end-shape="id8" draw:end-glue-point="0" svg:d="M3667 14500l9714 1750" svg:viewBox="0 0 9715 1751">
          <text:p/>
        </draw:connector>
        <draw:connector draw:style-name="gr29" draw:text-style-name="P5" draw:layer="layout" draw:type="line" svg:x1="22.694cm" svg:y1="13.258cm" svg:x2="13.381cm" svg:y2="16.25cm" draw:start-shape="id5" draw:start-glue-point="3" draw:end-shape="id8" draw:end-glue-point="0" svg:d="M22694 13258l-9313 2992" svg:viewBox="0 0 9314 2993">
          <text:p/>
        </draw:connector>
        <draw:connector draw:style-name="gr30" draw:text-style-name="P5" draw:layer="layout" draw:type="line" svg:x1="25.36cm" svg:y1="13.258cm" svg:x2="13.381cm" svg:y2="16.25cm" draw:start-shape="id6" draw:start-glue-point="3" draw:end-shape="id8" draw:end-glue-point="0" svg:d="M25360 13258l-11979 2992" svg:viewBox="0 0 11980 2993">
          <text:p/>
        </draw:connector>
        <draw:connector draw:style-name="gr31" draw:text-style-name="P5" draw:layer="layout" draw:type="line" svg:x1="15.25cm" svg:y1="17.75cm" svg:x2="14.262cm" svg:y2="17.75cm" draw:start-shape="id7" draw:start-glue-point="3" draw:end-shape="id8" draw:end-glue-point="1" svg:d="M15250 17750h-988" svg:viewBox="0 0 989 1">
          <text:p/>
        </draw:connector>
        <draw:connector draw:style-name="gr32" draw:text-style-name="P5" draw:layer="layout" draw:type="line" svg:x1="14.869cm" svg:y1="6.1cm" svg:x2="13.381cm" svg:y2="16.25cm" draw:start-shape="id9" draw:start-glue-point="2" draw:end-shape="id8" draw:end-glue-point="0" svg:d="M14869 6100l-1488 10150" svg:viewBox="0 0 1489 10151">
          <text:p/>
        </draw:connector>
        <draw:connector draw:style-name="gr33" draw:text-style-name="P5" draw:layer="layout" draw:type="line" svg:x1="14.869cm" svg:y1="6.1cm" svg:x2="16.131cm" svg:y2="16.25cm" draw:start-shape="id9" draw:start-glue-point="2" draw:end-shape="id7" draw:end-glue-point="0" svg:d="M14869 6100l1262 10150" svg:viewBox="0 0 1263 10151">
          <text:p/>
        </draw:connector>
        <draw:custom-shape draw:style-name="gr34" draw:text-style-name="P19" xml:id="id2" draw:id="id2" draw:layer="layout" svg:width="8.75cm" svg:height="2.5cm" svg:x="10.475cm" svg:y="7.1cm">
          <text:p text:style-name="P19"><text:span text:style-name="T8">Локальная сеть</text:span><text:span text:style-name="T8"><text:line-break/></text:span><text:span text:style-name="T8">10.0.0.0/2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5" draw:text-style-name="P5" draw:layer="layout" draw:type="line" svg:x1="15.75cm" svg:y1="4.6cm" svg:x2="20.5cm" svg:y2="8.528cm" draw:start-shape="id9" draw:start-glue-point="1" draw:end-shape="id10" svg:d="M15750 4600l4750 3928" svg:viewBox="0 0 4751 3929">
          <text:p/>
        </draw:connector>
      </draw:page>
      <draw:page draw:name="page2" draw:style-name="dp1" draw:master-page-name="Обычный">
        <draw:connector draw:style-name="gr26" draw:text-style-name="P5" draw:layer="layout" draw:type="line" svg:x1="2.75cm" svg:y1="2.253cm" svg:x2="4.75cm" svg:y2="2.25cm" svg:d="M2750 2253l2000-3" svg:viewBox="0 0 2001 4">
          <text:p/>
        </draw:connector>
        <draw:connector draw:style-name="gr35" draw:text-style-name="P5" draw:layer="layout" draw:type="line" svg:x1="2.75cm" svg:y1="3.265cm" svg:x2="4.674cm" svg:y2="3.25cm" svg:d="M2750 3265l1924-15" svg:viewBox="0 0 1925 16">
          <text:p/>
        </draw:connector>
        <draw:connector draw:style-name="gr32" draw:text-style-name="P5" draw:layer="layout" draw:type="line" svg:x1="2.868cm" svg:y1="4.25cm" svg:x2="4.75cm" svg:y2="4.274cm" svg:d="M2868 4250l1882 24" svg:viewBox="0 0 1883 25">
          <text:p/>
        </draw:connector>
        <draw:frame draw:style-name="gr36" draw:text-style-name="P18" draw:layer="layout" svg:width="11.75cm" svg:height="1.134cm" svg:x="5cm" svg:y="1.75cm">
          <draw:text-box>
            <text:p>Создание бэкапа на сервере BORG</text:p>
          </draw:text-box>
        </draw:frame>
        <draw:custom-shape draw:style-name="gr37" draw:text-style-name="P5" draw:layer="layout" svg:width="18cm" svg:height="4.5cm" svg:x="1.5cm" svg:y="1.25cm">
          <text:p/>
          <draw:enhanced-geometry svg:viewBox="0 0 21600 21600" draw:type="rectangle" draw:enhanced-path="M 0 0 L 21600 0 21600 21600 0 21600 0 0 Z N"/>
        </draw:custom-shape>
        <draw:frame draw:style-name="gr38" draw:text-style-name="P18" draw:layer="layout" svg:width="13cm" svg:height="1cm" svg:x="5cm" svg:y="2.75cm">
          <draw:text-box>
            <text:p>Взаимодействие NFS клиент-сервер</text:p>
          </draw:text-box>
        </draw:frame>
        <draw:frame draw:style-name="gr39" draw:text-style-name="P18" draw:layer="layout" svg:width="10.75cm" svg:height="0.962cm" svg:x="5.05cm" svg:y="3.8cm">
          <draw:text-box>
            <text:p>Сбор метрик для Prometheus</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Заливка" draw:style="linear" draw:start-color="#ffffff" draw:end-color="#cccccc" draw:start-intensity="100%" draw:end-intensity="100%" draw:angle="30deg" draw:border="0%"/>
    <draw:gradient draw:name="Заливка_20_жёлтым" draw:display-name="Заливка жёлтым" draw:style="linear" draw:start-color="#ffde59" draw:end-color="#b47804" draw:start-intensity="100%" draw:end-intensity="100%" draw:angle="30deg" draw:border="0%"/>
    <draw:gradient draw:name="Заливка_20_зелёным" draw:display-name="Заливка зелёным" draw:style="linear" draw:start-color="#77bc65" draw:end-color="#127622" draw:start-intensity="100%" draw:end-intensity="100%" draw:angle="30deg" draw:border="0%"/>
    <draw:gradient draw:name="Заливка_20_красным" draw:display-name="Заливка красным" draw:style="linear" draw:start-color="#ff6d6d" draw:end-color="#c9211e" draw:start-intensity="100%" draw:end-intensity="100%" draw:angle="30deg" draw:border="0%"/>
    <draw:gradient draw:name="Заливка_20_синим" draw:display-name="Заливка синим" draw:style="linear" draw:start-color="#729fcf" draw:end-color="#355269" draw:start-intensity="100%" draw:end-intensity="100%" draw:angle="30deg" draw:border="0%"/>
    <draw:gradient draw:name="Фигуры" draw:style="rectangular" draw:cx="50%" draw:cy="50%" draw:start-color="#cccccc" draw:end-color="#ffffff" draw:start-intensity="100%" draw:end-intensity="100%" draw:angle="0deg" draw:border="0%"/>
    <draw:marker draw:name="Arrow" svg:viewBox="0 0 20 30" svg:d="M10 0l-10 30h20z"/>
    <draw:marker draw:name="Стили_20_стрелок_20_1" draw:display-name="Стили стрелок 1" svg:viewBox="0 0 20 20" svg:d="M0 20l10-20 10 20z"/>
    <draw:marker draw:name="Стили_20_стрелок_20_10" draw:display-name="Стили стрелок 10" svg:viewBox="0 0 20 20" svg:d="M0 20l10-20 10 20z"/>
    <draw:marker draw:name="Стили_20_стрелок_20_11" draw:display-name="Стили стрелок 11" svg:viewBox="0 0 20 20" svg:d="M0 20l10-20 10 20z"/>
    <draw:marker draw:name="Стили_20_стрелок_20_12" draw:display-name="Стили стрелок 12" svg:viewBox="0 0 20 20" svg:d="M0 20l10-20 10 20z"/>
    <draw:marker draw:name="Стили_20_стрелок_20_13" draw:display-name="Стили стрелок 13" svg:viewBox="0 0 20 20" svg:d="M0 20l10-20 10 20z"/>
    <draw:marker draw:name="Стили_20_стрелок_20_14" draw:display-name="Стили стрелок 14" svg:viewBox="0 0 20 20" svg:d="M0 20l10-20 10 20z"/>
    <draw:marker draw:name="Стили_20_стрелок_20_15" draw:display-name="Стили стрелок 15" svg:viewBox="0 0 20 20" svg:d="M0 20l10-20 10 20z"/>
    <draw:marker draw:name="Стили_20_стрелок_20_16" draw:display-name="Стили стрелок 16" svg:viewBox="0 0 20 20" svg:d="M0 20l10-20 10 20z"/>
    <draw:marker draw:name="Стили_20_стрелок_20_17" draw:display-name="Стили стрелок 17" svg:viewBox="0 0 20 20" svg:d="M0 20l10-20 10 20z"/>
    <draw:marker draw:name="Стили_20_стрелок_20_18" draw:display-name="Стили стрелок 18" svg:viewBox="0 0 20 20" svg:d="M0 20l10-20 10 20z"/>
    <draw:marker draw:name="Стили_20_стрелок_20_20" draw:display-name="Стили стрелок 20" svg:viewBox="0 0 20 20" svg:d="M0 20l10-20 10 20z"/>
    <draw:marker draw:name="Стили_20_стрелок_20_21" draw:display-name="Стили стрелок 21" svg:viewBox="0 0 20 20" svg:d="M0 20l10-20 10 20z"/>
    <draw:marker draw:name="Стили_20_стрелок_20_3" draw:display-name="Стили стрелок 3" svg:viewBox="0 0 20 20" svg:d="M0 20l10-20 10 20z"/>
    <draw:marker draw:name="Стили_20_стрелок_20_4" draw:display-name="Стили стрелок 4" svg:viewBox="0 0 20 20" svg:d="M0 20l10-20 10 20z"/>
    <draw:marker draw:name="Стили_20_стрелок_20_5" draw:display-name="Стили стрелок 5" svg:viewBox="0 0 20 20" svg:d="M0 20l10-20 10 20z"/>
    <draw:marker draw:name="Стили_20_стрелок_20_6" draw:display-name="Стили стрелок 6" svg:viewBox="0 0 20 20" svg:d="M0 20l10-20 10 20z"/>
    <draw:marker draw:name="Стили_20_стрелок_20_7" draw:display-name="Стили стрелок 7" svg:viewBox="0 0 20 20" svg:d="M0 20l10-20 10 20z"/>
    <draw:marker draw:name="Стили_20_стрелок_20_8" draw:display-name="Стили стрелок 8" svg:viewBox="0 0 20 20" svg:d="M0 20l10-20 10 20z"/>
    <draw:marker draw:name="Стили_20_стрелок_20_9" draw:display-name="Стили стрелок 9" svg:viewBox="0 0 20 20" svg:d="M0 20l10-20 10 20z"/>
    <draw:stroke-dash draw:name="Dash" draw:style="rect" draw:dots1="1" draw:dots1-length="300%" draw:distance="300%"/>
    <draw:stroke-dash draw:name="Double_20_Dot" draw:display-name="Double Dot" draw:style="rect" draw:dots1="1" draw:dots1-length="100%" draw:dots2="1" draw:dots2-length="100%" draw:distance="500%"/>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6-28T10:32:05.594227541</meta:creation-date>
    <dc:date>2023-07-06T20:25:20.104988966</dc:date>
    <meta:editing-duration>PT18H33M26S</meta:editing-duration>
    <meta:editing-cycles>17</meta:editing-cycles>
    <meta:generator>LibreOffice/7.0.4.2$Linux_X86_64 LibreOffice_project/00$Build-2</meta:generator>
    <meta:document-statistic meta:object-count="79"/>
  </office:meta>
</office:document-meta>
</file>